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will cause assertion error</text:p>
      <text:p text:style-name="Standard"># It’s due to the fact that computers do not compute in Decimal, but in Binary. </text:p>
      <text:p text:style-name="Standard">#Computers do not use a base 10 system, they use a base 2 system (also called Binary code)</text:p>
      <text:p text:style-name="Standard">#we should wright :</text:p>
      <text:p text:style-name="Standard">from decimal import *</text:p>
      <text:p text:style-name="Standard">assert((Decimal("0.1") + Decimal("0.2") == Decimal("0.3"))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1T21:16:01.733615298</meta:creation-date>
    <dc:date>2022-10-21T21:16:22.227729809</dc:date>
    <meta:editing-duration>PT21S</meta:editing-duration>
    <meta:editing-cycles>1</meta:editing-cycles>
    <meta:document-statistic meta:table-count="0" meta:image-count="0" meta:object-count="0" meta:page-count="1" meta:paragraph-count="6" meta:word-count="52" meta:character-count="297" meta:non-whitespace-character-count="250"/>
    <meta:generator>LibreOffice/7.3.6.2$Linux_X86_64 LibreOffice_project/30$Build-2</meta:generator>
  </office:meta>
</office:document-meta>
</file>